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2"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3"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4"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7"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dc376" officeooo:paragraph-rsid="001dc376" style:font-size-asian="12pt" style:font-weight-asian="normal" style:font-size-complex="12pt" style:font-weight-complex="normal"/>
    </style:style>
    <style:style style:name="P1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11"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1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1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T1" style:family="text">
      <style:text-properties officeooo:rsid="0007635f"/>
    </style:style>
    <style:style style:name="T2" style:family="text">
      <style:text-properties officeooo:rsid="000a4b6e"/>
    </style:style>
    <style:style style:name="T3" style:family="text">
      <style:text-properties officeooo:rsid="000bb353"/>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8"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9" style:family="text">
      <style:text-properties officeooo:rsid="00117526"/>
    </style:style>
    <style:style style:name="T10" style:family="text">
      <style:text-properties officeooo:rsid="0018282d"/>
    </style:style>
    <style:style style:name="T11" style:family="text">
      <style:text-properties officeooo:rsid="001a01be"/>
    </style:style>
    <style:style style:name="T12" style:family="text">
      <style:text-properties fo:color="#b2b2b2" officeooo:rsid="001a01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 and Methods</text:p>
      <text:p text:style-name="P3"/>
      <text:h text:style-name="P10" text:outline-level="1">Simulation of a cattle breeding program</text:h>
      <text:p text:style-name="P3">We have created a simulator of a realistic cattle populations under selection. The simulator was written as a Python wrapper aroung AlphaSim and blupf90 software. The simulator enabled for the user to set all the selection parameters: <text:span text:style-name="T1">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4"/>
      <text:p text:style-name="P4"><text:span text:style-name="T9">Initially</text:span> we simulated 20 generation of burn-in population. Genome consisted of ten chromosome that included 20,000 SNPs from which 10,000 SNPs were chosen at QTNs for a polygenic trait <text:span text:style-name="T2">with</text:span> heritability <text:span text:style-name="T2">of </text:span>0.25. <text:span text:style-name="T2">In the first 20 generations random mating was implemented. Following were 20 generations of classical selection to achieve the population structure. In each selection cycle EBVs for all animals were estimated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4"/>
      <text:p text:style-name="P2"><text:soft-page-break/>Sire selection scenario</text:p>
      <text:p text:style-name="P5">We tested five sire selection scenarios: one conventional and four genomic scenarios. The tested scenarios different in the criterion for the selection of sires only. The dams were selected based on pedigree EBVs <text:span text:style-name="T3">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5"/>
      <text:p text:style-name="P2">Sire use strategy</text:p>
      <text:p text:style-name="P6">All five sire selection <text:span text:style-name="T4">scenarios</text:span> were <text:span text:style-name="T4">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We also created a strategy in which we reduced the generation interval even further by selecting five bulls each year and replacing them all in the next year, i.e. kept them in use for only one year. </text:span></text:p>
      <text:p text:style-name="P6"/>
      <text:h text:style-name="P11" text:outline-level="1">Metrics of comparison</text:h>
      <text:p text:style-name="P7"><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of selection 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text:span></text:span><text:soft-page-break/><text:span text:style-name="annotation_20_reference"><text:span text:style-name="T5">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7"><text:span text:style-name="annotation_20_reference"><text:span text:style-name="T5"/></text:span></text:p>
      <text:p text:style-name="P12"><text:span text:style-name="annotation_20_reference"><text:span text:style-name="T7">Results and Discussion</text:span></text:span></text:p>
      <text:p text:style-name="P13"><text:span text:style-name="annotation_20_reference"><text:span text:style-name="T8">Genetic Gain</text:span></text:span></text:p>
      <text:h text:style-name="P8" text:outline-level="1">The results for the genetic gain is showed in <text:span text:style-name="T10">Table</text:span> 1. <text:span text:style-name="T10">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6%) by using genomic information for pre-selection of male calves for progeny testing only – although the generation interval is not reduced.</text:span> <text:span text:style-name="T12">The increase is due to a higher accuracy of the pre-selection step, since gEBV are more accurate than PA.</text:span><text:span text:style-name="T11"> When we used gEBVs for immediate selection of sires of dams, we observed a reduction of XX% in generation interval and between 50 and 73% in genetic gain. Similarly, when we used genomic information for immediate selection of sires of sires – while sires of dams remained progeny tested bulls – we reduced generation interval by XX% and increased the genetic gain between 62 and 69%. Lastly, the completely genomic scenario that used genomically tested bulls exclusively resulted in the highest reduction in generation interval (XX%) and higher genetic gain with increase between 88 and 123%. </text:span></text:h>
      <text:h text:style-name="P9" text:outline-level="1">By comparing the three sire use strategies we observed, tha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3-01T15:19:27.580918259</dc:date>
    <meta:editing-duration>PT9H10S</meta:editing-duration>
    <meta:editing-cycles>2</meta:editing-cycles>
    <meta:generator>LibreOffice/5.1.6.2$Linux_X86_64 LibreOffice_project/10m0$Build-2</meta:generator>
    <meta:document-statistic meta:table-count="0" meta:image-count="0" meta:object-count="0" meta:page-count="3" meta:paragraph-count="14" meta:word-count="930" meta:character-count="5830" meta:non-whitespace-character-count="4905"/>
  </office:meta>
</office:document-meta>
</file>